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 Narrow1" svg:font-family="'Liberation Sans Narrow'" style:font-adornments="Bold Italic" style:font-family-generic="swiss" style:font-pitch="variable"/>
    <style:font-face style:name="Liberation Sans Narrow" svg:font-family="'Liberation Sans Narrow'" style:font-adornments="Italic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c1d0e1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3.593cm" fo:min-width="4.961cm"/>
    </style:style>
    <style:style style:name="gr2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5.017cm" fo:min-width="0.494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5.017cm" fo:min-width="0.492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color="#000000" draw:marker-end="Arrow" draw:marker-end-width="0.203cm" draw:fill="none" draw:textarea-vertical-align="middle" draw:shadow-offset-x="0.203cm" draw:shadow-offset-y="0.203cm"/>
    </style:style>
    <style:style style:name="gr7" style:family="graphic" style:parent-style-name="standard">
      <style:graphic-properties draw:stroke="dash" draw:stroke-dash="Ultrafine_20_2_20_Dots_20_3_20_Dashes" svg:stroke-color="#a3238e" draw:marker-start="" draw:marker-start-width="0.152cm" draw:textarea-vertical-align="middle" draw:shadow-offset-x="0.203cm" draw:shadow-offset-y="0.203cm"/>
    </style:style>
    <style:style style:name="gr8" style:family="graphic" style:parent-style-name="objectwithoutfill">
      <style:graphic-properties draw:stroke="dash" draw:stroke-dash="Ultrafine_20_2_20_Dots_20_3_20_Dashes" svg:stroke-color="#a3238e" draw:marker-end="Line_20_Arrow" draw:marker-end-width="0.3cm" draw:fill="none" draw:textarea-vertical-align="middle" draw:shadow-offset-x="0.203cm" draw:shadow-offset-y="0.203cm"/>
    </style:style>
    <style:style style:name="gr9" style:family="graphic" style:parent-style-name="standard">
      <style:graphic-properties draw:stroke="dash" draw:stroke-dash="Line_20_with_20_Fine_20_Dots" svg:stroke-color="#000000" draw:fill="none" draw:fill-color="#000000" draw:textarea-horizontal-align="left" draw:auto-grow-height="true" draw:auto-grow-width="true" fo:min-height="0.712cm" fo:min-width="0cm" draw:shadow-offset-x="0.203cm" draw:shadow-offset-y="0.20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444cm" fo:min-width="3.183cm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dash" draw:stroke-dash="Line_20_with_20_Fine_20_Dots" svg:stroke-color="#000000" draw:fill="none" draw:fill-color="#ffffff" draw:textarea-horizontal-align="left" draw:auto-grow-height="true" draw:auto-grow-width="false" fo:min-height="1.909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792cm"/>
    </style:style>
    <style:style style:name="gr16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color="#0066b3" style:font-name="Liberation Sans Narrow" fo:font-size="22pt" fo:font-style="italic" style:font-size-asian="18pt" style:font-size-complex="18pt"/>
    </style:style>
    <style:style style:name="P4" style:family="paragraph">
      <loext:graphic-properties draw:fill="none" draw:fill-color="#ffffff"/>
      <style:text-properties fo:color="#0066b3" style:font-name="Liberation Sans Narrow" fo:font-size="22pt" fo:font-style="italic" style:font-size-asian="18pt" style:font-size-complex="18pt"/>
    </style:style>
    <style:style style:name="P5" style:family="paragraph">
      <style:text-properties fo:color="#a3238e" style:font-name="Liberation Sans Narrow" fo:font-size="22pt" fo:font-style="italic" style:font-size-asian="18pt" style:font-size-complex="18pt"/>
    </style:style>
    <style:style style:name="P6" style:family="paragraph">
      <loext:graphic-properties draw:fill="none" draw:fill-color="#ffffff"/>
      <style:text-properties fo:color="#a3238e" style:font-name="Liberation Sans Narrow" fo:font-size="22pt" fo:font-style="italic" style:font-size-asian="18pt" style:font-size-complex="18pt"/>
    </style:style>
    <style:style style:name="P7" style:family="paragraph">
      <style:text-properties fo:color="#f58220" style:font-name="Liberation Sans Narrow" fo:font-size="22pt" fo:font-style="italic" style:font-size-asian="18pt" style:font-size-complex="18pt"/>
    </style:style>
    <style:style style:name="P8" style:family="paragraph">
      <loext:graphic-properties draw:fill="none" draw:fill-color="#ffffff"/>
      <style:text-properties fo:color="#f58220" style:font-name="Liberation Sans Narrow" fo:font-size="22pt" fo:font-style="italic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0000"/>
    </style:style>
    <style:style style:name="P11" style:family="paragraph">
      <style:paragraph-properties fo:text-align="center"/>
      <style:text-properties style:font-name="Liberation Serif" fo:font-size="16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style:font-name="Liberation Serif" fo:font-size="16pt" fo:font-weight="bold" style:font-size-asian="18pt" style:font-size-complex="18pt"/>
    </style:style>
    <style:style style:name="P13" style:family="paragraph">
      <style:text-properties fo:color="#ed1c24" style:font-size-asian="18pt" style:font-size-complex="18pt"/>
    </style:style>
    <style:style style:name="P14" style:family="paragraph">
      <loext:graphic-properties draw:fill="none" draw:fill-color="#ffffff"/>
      <style:text-properties fo:color="#ed1c24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style:text-properties fo:color="#a3238e" style:font-name="Liberation Sans Narrow1" fo:font-size="22pt" fo:font-style="italic" fo:font-weight="bold" style:font-size-asian="18pt" style:font-size-complex="18pt"/>
    </style:style>
    <style:style style:name="P17" style:family="paragraph">
      <loext:graphic-properties draw:fill="none" draw:fill-color="#ffffff"/>
      <style:text-properties fo:color="#a3238e" style:font-name="Liberation Sans Narrow1" fo:font-size="22pt" fo:font-style="italic" fo:font-weight="bold" style:font-size-asian="18pt" style:font-size-complex="18pt"/>
    </style:style>
    <style:style style:name="P18" style:family="paragraph">
      <style:text-properties fo:color="#f58220" style:font-name="Liberation Sans Narrow1" fo:font-size="22pt" fo:font-style="italic" fo:font-weight="bold" style:font-size-asian="18pt" style:font-size-complex="18pt"/>
    </style:style>
    <style:style style:name="P19" style:family="paragraph">
      <loext:graphic-properties draw:fill="none" draw:fill-color="#ffffff"/>
      <style:text-properties fo:color="#f58220" style:font-name="Liberation Sans Narrow1" fo:font-size="22pt" fo:font-style="italic" fo:font-weight="bold" style:font-size-asian="18pt" style:font-size-complex="18pt"/>
    </style:style>
    <style:style style:name="T1" style:family="text">
      <style:text-properties fo:color="#0066b3" style:font-name="Liberation Sans Narrow" fo:font-size="22pt" fo:font-style="italic" style:font-size-asian="18pt" style:font-size-complex="18pt"/>
    </style:style>
    <style:style style:name="T2" style:family="text">
      <style:text-properties fo:color="#21409a" style:font-name="Liberation Sans Narrow" fo:font-size="16pt" fo:font-style="italic" style:font-size-asian="18pt" style:font-size-complex="18pt"/>
    </style:style>
    <style:style style:name="T3" style:family="text">
      <style:text-properties fo:color="#a3238e" style:font-name="Liberation Sans Narrow" fo:font-size="22pt" fo:font-style="italic" style:font-size-asian="18pt" style:font-size-complex="18pt"/>
    </style:style>
    <style:style style:name="T4" style:family="text">
      <style:text-properties fo:color="#f58220" style:font-name="Liberation Sans Narrow" fo:font-size="22pt" fo:font-style="italic" style:font-size-asian="18pt" style:font-size-complex="18pt"/>
    </style:style>
    <style:style style:name="T5" style:family="text">
      <style:text-properties fo:font-variant="normal" fo:text-transform="none" fo:color="#0066b3" style:text-outline="false" style:text-line-through-style="none" style:text-line-through-type="none" style:font-name="Liberation Sans Narrow" fo:font-size="26pt" fo:font-style="italic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3238e" style:text-outline="false" style:text-line-through-style="none" style:text-line-through-type="none" style:font-name="Liberation Sans Narrow" fo:font-size="26pt" fo:font-style="italic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58220" style:text-outline="false" style:text-line-through-style="none" style:text-line-through-type="none" style:font-name="Liberation Sans Narrow" fo:font-size="26pt" fo:font-style="italic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58220" style:font-name="Liberation Sans Narrow" fo:font-size="26pt" fo:font-style="italic" style:font-size-asian="18pt" style:font-size-complex="18pt"/>
    </style:style>
    <style:style style:name="T9" style:family="text">
      <style:text-properties style:font-name="Liberation Serif" fo:font-size="16pt" fo:font-weight="bold" style:font-size-asian="18pt" style:font-size-complex="18pt"/>
    </style:style>
    <style:style style:name="T10" style:family="text">
      <style:text-properties fo:font-variant="normal" fo:text-transform="none" fo:color="#ed1c24" style:text-outline="false" style:text-line-through-style="none" style:text-line-through-type="none" style:font-name="Liberation Sans Narrow" fo:font-size="26pt" fo:font-style="italic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a3238e" style:font-name="Liberation Sans Narrow1" fo:font-size="22pt" fo:font-style="italic" fo:font-weight="bold" style:font-size-asian="18pt" style:font-size-complex="18pt"/>
    </style:style>
    <style:style style:name="T12" style:family="text">
      <style:text-properties fo:color="#f58220" style:font-name="Liberation Sans Narrow1" fo:font-size="2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3.843cm" svg:x="2.405cm" svg:y="3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142cm" svg:y1="4.417cm" svg:x2="7.777cm" svg:y2="6.616cm" draw:end-shape="id1" draw:end-glue-point="0" svg:d="M5142 4417l2635 2199" svg:viewBox="0 0 2636 2200">
          <text:p/>
        </draw:connector>
        <draw:connector draw:style-name="gr2" draw:text-style-name="P1" draw:layer="layout" draw:type="line" svg:x1="5.142cm" svg:y1="4.417cm" svg:x2="2.51cm" svg:y2="6.616cm" draw:end-shape="id1" draw:end-glue-point="2" svg:d="M5142 4417l-2632 2199" svg:viewBox="0 0 2633 2200">
          <text:p/>
        </draw:connector>
        <draw:custom-shape draw:style-name="gr3" draw:text-style-name="P2" xml:id="id1" draw:id="id1" draw:layer="layout" svg:width="0.994cm" svg:height="5.267cm" draw:transform="rotate (-1.5707963267949) translate (7.777cm 6.11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0.992cm" svg:height="5.267cm" draw:transform="rotate (-1.5707963267949) translate (7.758cm 10.3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.51cm" svg:y1="6.616cm" svg:x2="7.758cm" svg:y2="10.855cm" draw:start-shape="id1" draw:start-glue-point="2" draw:end-shape="id2" draw:end-glue-point="0" svg:d="M2510 6616l5248 4239" svg:viewBox="0 0 5249 4240">
          <text:p/>
        </draw:connector>
        <draw:connector draw:style-name="gr2" draw:text-style-name="P1" draw:layer="layout" draw:type="line" svg:x1="7.777cm" svg:y1="6.616cm" svg:x2="2.491cm" svg:y2="10.855cm" draw:start-shape="id1" draw:start-glue-point="0" draw:end-shape="id2" draw:end-glue-point="2" svg:d="M7777 6616l-5286 4239" svg:viewBox="0 0 5287 4240">
          <text:p/>
        </draw:connector>
        <draw:connector draw:style-name="gr2" draw:text-style-name="P1" draw:layer="layout" draw:type="line" svg:x1="5.144cm" svg:y1="7.113cm" svg:x2="7.758cm" svg:y2="10.855cm" draw:start-shape="id1" draw:start-glue-point="1" draw:end-shape="id2" draw:end-glue-point="0" svg:d="M5144 7113l2614 3742" svg:viewBox="0 0 2615 3743">
          <text:p/>
        </draw:connector>
        <draw:connector draw:style-name="gr2" draw:text-style-name="P1" draw:layer="layout" draw:type="line" svg:x1="5.144cm" svg:y1="7.113cm" svg:x2="2.491cm" svg:y2="10.855cm" draw:start-shape="id1" draw:start-glue-point="1" draw:end-shape="id2" draw:end-glue-point="2" svg:d="M5144 7113l-2653 3742" svg:viewBox="0 0 2654 3743">
          <text:p/>
        </draw:connector>
        <draw:connector draw:style-name="gr2" draw:text-style-name="P1" draw:layer="layout" draw:type="line" svg:x1="7.777cm" svg:y1="6.616cm" svg:x2="5.125cm" svg:y2="10.359cm" draw:start-shape="id1" draw:start-glue-point="0" draw:end-shape="id2" draw:end-glue-point="3" svg:d="M7777 6616l-2652 3743" svg:viewBox="0 0 2653 3744">
          <text:p/>
        </draw:connector>
        <draw:connector draw:style-name="gr2" draw:text-style-name="P1" draw:layer="layout" draw:type="line" svg:x1="2.51cm" svg:y1="6.616cm" svg:x2="5.125cm" svg:y2="10.359cm" draw:start-shape="id1" draw:start-glue-point="2" draw:end-shape="id2" draw:end-glue-point="3" svg:d="M2510 6616l2615 3743" svg:viewBox="0 0 2616 3744">
          <text:p/>
        </draw:connector>
        <draw:connector draw:style-name="gr2" draw:text-style-name="P1" draw:layer="layout" draw:type="line" svg:x1="2.51cm" svg:y1="6.616cm" svg:x2="2.491cm" svg:y2="10.855cm" draw:start-shape="id1" draw:start-glue-point="2" draw:end-shape="id2" draw:end-glue-point="2" svg:d="M2510 6616l-19 4239" svg:viewBox="0 0 20 4240">
          <text:p/>
        </draw:connector>
        <draw:connector draw:style-name="gr2" draw:text-style-name="P1" draw:layer="layout" draw:type="line" svg:x1="7.777cm" svg:y1="6.616cm" svg:x2="7.758cm" svg:y2="10.855cm" draw:start-shape="id1" draw:start-glue-point="0" draw:end-shape="id2" svg:d="M7777 6616l-19 4239" svg:viewBox="0 0 20 4240">
          <text:p/>
        </draw:connector>
        <draw:connector draw:style-name="gr2" draw:text-style-name="P1" draw:layer="layout" draw:type="line" svg:x1="5.144cm" svg:y1="7.113cm" svg:x2="5.125cm" svg:y2="10.359cm" draw:start-shape="id1" draw:start-glue-point="1" draw:end-shape="id2" draw:end-glue-point="3" svg:d="M5144 7113l-19 3246" svg:viewBox="0 0 20 3247">
          <text:p/>
        </draw:connector>
        <draw:custom-shape draw:style-name="gr4" draw:text-style-name="P2" xml:id="id3" draw:id="id3" draw:layer="layout" svg:width="0.992cm" svg:height="5.267cm" draw:transform="rotate (-1.5707963267949) translate (7.75cm 15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.491cm" svg:y1="10.855cm" svg:x2="7.75cm" svg:y2="15.537cm" draw:start-shape="id2" draw:start-glue-point="2" draw:end-shape="id3" draw:end-glue-point="0" svg:d="M2491 10855l5259 4682" svg:viewBox="0 0 5260 4683">
          <text:p/>
        </draw:connector>
        <draw:connector draw:style-name="gr2" draw:text-style-name="P1" draw:layer="layout" draw:type="line" svg:x1="7.758cm" svg:y1="10.855cm" svg:x2="2.483cm" svg:y2="15.537cm" draw:start-shape="id2" draw:start-glue-point="0" draw:end-shape="id3" draw:end-glue-point="2" svg:d="M7758 10855l-5275 4682" svg:viewBox="0 0 5276 4683">
          <text:p/>
        </draw:connector>
        <draw:connector draw:style-name="gr2" draw:text-style-name="P1" draw:layer="layout" draw:type="line" svg:x1="5.125cm" svg:y1="11.351cm" svg:x2="7.75cm" svg:y2="15.537cm" draw:start-shape="id2" draw:start-glue-point="1" draw:end-shape="id3" draw:end-glue-point="0" svg:d="M5125 11351l2625 4186" svg:viewBox="0 0 2626 4187">
          <text:p/>
        </draw:connector>
        <draw:connector draw:style-name="gr2" draw:text-style-name="P1" draw:layer="layout" draw:type="line" svg:x1="5.125cm" svg:y1="11.351cm" svg:x2="2.483cm" svg:y2="15.537cm" draw:start-shape="id2" draw:start-glue-point="1" draw:end-shape="id3" draw:end-glue-point="2" svg:d="M5125 11351l-2642 4186" svg:viewBox="0 0 2643 4187">
          <text:p/>
        </draw:connector>
        <draw:connector draw:style-name="gr2" draw:text-style-name="P1" draw:layer="layout" draw:type="line" svg:x1="7.758cm" svg:y1="10.855cm" svg:x2="5.117cm" svg:y2="15.041cm" draw:start-shape="id2" draw:start-glue-point="0" draw:end-shape="id3" draw:end-glue-point="3" svg:d="M7758 10855l-2641 4186" svg:viewBox="0 0 2642 4187">
          <text:p/>
        </draw:connector>
        <draw:connector draw:style-name="gr2" draw:text-style-name="P1" draw:layer="layout" draw:type="line" svg:x1="2.491cm" svg:y1="10.855cm" svg:x2="5.117cm" svg:y2="15.041cm" draw:start-shape="id2" draw:start-glue-point="2" draw:end-shape="id3" draw:end-glue-point="3" svg:d="M2491 10855l2626 4186" svg:viewBox="0 0 2627 4187">
          <text:p/>
        </draw:connector>
        <draw:connector draw:style-name="gr2" draw:text-style-name="P1" draw:layer="layout" draw:type="line" svg:x1="2.491cm" svg:y1="10.855cm" svg:x2="2.483cm" svg:y2="15.537cm" draw:start-shape="id2" draw:start-glue-point="2" draw:end-shape="id3" draw:end-glue-point="2" svg:d="M2491 10855l-8 4682" svg:viewBox="0 0 9 4683">
          <text:p/>
        </draw:connector>
        <draw:connector draw:style-name="gr2" draw:text-style-name="P1" draw:layer="layout" draw:type="line" svg:x1="7.758cm" svg:y1="10.855cm" svg:x2="7.75cm" svg:y2="15.537cm" draw:start-shape="id2" draw:start-glue-point="0" draw:end-shape="id3" svg:d="M7758 10855l-8 4682" svg:viewBox="0 0 9 4683">
          <text:p/>
        </draw:connector>
        <draw:connector draw:style-name="gr2" draw:text-style-name="P1" draw:layer="layout" draw:type="line" svg:x1="5.125cm" svg:y1="11.351cm" svg:x2="5.117cm" svg:y2="15.041cm" draw:start-shape="id2" draw:start-glue-point="1" draw:end-shape="id3" draw:end-glue-point="3" svg:d="M5125 11351l-8 3690" svg:viewBox="0 0 9 3691">
          <text:p/>
        </draw:connector>
        <draw:frame draw:style-name="gr5" draw:text-style-name="P4" draw:layer="layout" svg:width="4.064cm" svg:height="0.979cm" svg:x="4.104cm" svg:y="3.472cm">
          <draw:text-box>
            <text:p text:style-name="P3"><text:span text:style-name="T1">S</text:span><text:span text:style-name="T1">t</text:span><text:span text:style-name="T1">a</text:span><text:span text:style-name="T1">t</text:span><text:span text:style-name="T1">e </text:span></text:p>
          </draw:text-box>
        </draw:frame>
        <draw:frame draw:style-name="gr5" draw:text-style-name="P4" draw:layer="layout" svg:width="4.064cm" svg:height="0.979cm" svg:x="3.523cm" svg:y="6.112cm">
          <draw:text-box>
            <text:p text:style-name="P3"><text:span text:style-name="T2">Hidden </text:span><text:span text:style-name="T2">layers</text:span><text:span text:style-name="T1"> </text:span></text:p>
          </draw:text-box>
        </draw:frame>
        <draw:frame draw:style-name="gr5" draw:text-style-name="P4" draw:layer="layout" svg:width="4.064cm" svg:height="0.979cm" svg:x="3.523cm" svg:y="10.37cm">
          <draw:text-box>
            <text:p text:style-name="P3"><text:span text:style-name="T2">Hidden layers</text:span><text:span text:style-name="T1"> </text:span></text:p>
          </draw:text-box>
        </draw:frame>
        <draw:frame draw:style-name="gr5" draw:text-style-name="P6" draw:layer="layout" svg:width="4.064cm" svg:height="0.979cm" svg:x="4.09cm" svg:y="16.073cm">
          <draw:text-box>
            <text:p text:style-name="P5"><text:span text:style-name="T3">Action</text:span></text:p>
          </draw:text-box>
        </draw:frame>
        <draw:connector draw:style-name="gr6" draw:text-style-name="P1" draw:layer="layout" draw:type="line" svg:x1="5.15cm" svg:y1="4.417cm" svg:x2="5.152cm" svg:y2="6.119cm" draw:end-shape="id4" draw:end-glue-point="3" svg:d="M5150 4417l2 1702" svg:viewBox="0 0 3 1703">
          <text:p/>
        </draw:connector>
        <draw:custom-shape draw:style-name="gr3" draw:text-style-name="P2" xml:id="id4" draw:id="id4" draw:layer="layout" svg:width="0.994cm" svg:height="5.267cm" draw:transform="rotate (-1.5707963267949) translate (7.785cm 6.11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0.992cm" svg:height="5.267cm" draw:transform="rotate (-1.5707963267949) translate (7.766cm 10.3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7.766cm" svg:y1="10.855cm" svg:x2="2.491cm" svg:y2="15.537cm" draw:start-shape="id5" draw:start-glue-point="0" svg:d="M7766 10855l-5275 4682" svg:viewBox="0 0 5276 4683">
          <text:p/>
        </draw:connector>
        <draw:custom-shape draw:style-name="gr1" draw:text-style-name="P1" draw:layer="layout" svg:width="5.461cm" svg:height="13.843cm" svg:x="12.985cm" svg:y="3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5.722cm" svg:y1="4.443cm" svg:x2="18.357cm" svg:y2="6.642cm" draw:start-shape="id6" draw:start-glue-point="2" draw:end-shape="id7" draw:end-glue-point="0" svg:d="M15722 4443l2635 2199" svg:viewBox="0 0 2636 2200">
          <text:p/>
        </draw:connector>
        <draw:connector draw:style-name="gr6" draw:text-style-name="P1" xml:id="id6" draw:id="id6" draw:layer="layout" draw:type="line" svg:x1="15.722cm" svg:y1="4.443cm" svg:x2="15.724cm" svg:y2="6.145cm" draw:end-shape="id7" draw:end-glue-point="3" svg:d="M15722 4443l2 1702" svg:viewBox="0 0 3 1703">
          <text:p/>
        </draw:connector>
        <draw:connector draw:style-name="gr2" draw:text-style-name="P1" draw:layer="layout" draw:type="line" svg:x1="15.722cm" svg:y1="4.443cm" svg:x2="13.09cm" svg:y2="6.642cm" draw:start-shape="id6" draw:start-glue-point="2" draw:end-shape="id7" draw:end-glue-point="2" svg:d="M15722 4443l-2632 2199" svg:viewBox="0 0 2633 2200">
          <text:p/>
        </draw:connector>
        <draw:custom-shape draw:style-name="gr3" draw:text-style-name="P2" xml:id="id7" draw:id="id7" draw:layer="layout" svg:width="0.994cm" svg:height="5.267cm" draw:transform="rotate (-1.5707963267949) translate (18.357cm 6.1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0.992cm" svg:height="5.267cm" draw:transform="rotate (-1.5707963267949) translate (18.338cm 10.3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3.09cm" svg:y1="6.642cm" svg:x2="18.338cm" svg:y2="10.881cm" draw:start-shape="id7" draw:start-glue-point="2" draw:end-shape="id8" draw:end-glue-point="0" svg:d="M13090 6642l5248 4239" svg:viewBox="0 0 5249 4240">
          <text:p/>
        </draw:connector>
        <draw:connector draw:style-name="gr2" draw:text-style-name="P1" draw:layer="layout" draw:type="line" svg:x1="18.357cm" svg:y1="6.642cm" svg:x2="13.071cm" svg:y2="10.881cm" draw:start-shape="id7" draw:start-glue-point="0" draw:end-shape="id8" draw:end-glue-point="2" svg:d="M18357 6642l-5286 4239" svg:viewBox="0 0 5287 4240">
          <text:p/>
        </draw:connector>
        <draw:connector draw:style-name="gr2" draw:text-style-name="P1" draw:layer="layout" draw:type="line" svg:x1="15.724cm" svg:y1="7.139cm" svg:x2="18.338cm" svg:y2="10.881cm" draw:start-shape="id7" draw:start-glue-point="1" draw:end-shape="id8" draw:end-glue-point="0" svg:d="M15724 7139l2614 3742" svg:viewBox="0 0 2615 3743">
          <text:p/>
        </draw:connector>
        <draw:connector draw:style-name="gr2" draw:text-style-name="P1" draw:layer="layout" draw:type="line" svg:x1="15.724cm" svg:y1="7.139cm" svg:x2="13.071cm" svg:y2="10.881cm" draw:start-shape="id7" draw:start-glue-point="1" draw:end-shape="id8" draw:end-glue-point="2" svg:d="M15724 7139l-2653 3742" svg:viewBox="0 0 2654 3743">
          <text:p/>
        </draw:connector>
        <draw:connector draw:style-name="gr2" draw:text-style-name="P1" draw:layer="layout" draw:type="line" svg:x1="18.357cm" svg:y1="6.642cm" svg:x2="15.705cm" svg:y2="10.385cm" draw:start-shape="id7" draw:start-glue-point="0" draw:end-shape="id8" draw:end-glue-point="3" svg:d="M18357 6642l-2652 3743" svg:viewBox="0 0 2653 3744">
          <text:p/>
        </draw:connector>
        <draw:connector draw:style-name="gr2" draw:text-style-name="P1" draw:layer="layout" draw:type="line" svg:x1="13.09cm" svg:y1="6.642cm" svg:x2="15.705cm" svg:y2="10.385cm" draw:start-shape="id7" draw:start-glue-point="2" draw:end-shape="id8" draw:end-glue-point="3" svg:d="M13090 6642l2615 3743" svg:viewBox="0 0 2616 3744">
          <text:p/>
        </draw:connector>
        <draw:connector draw:style-name="gr2" draw:text-style-name="P1" draw:layer="layout" draw:type="line" svg:x1="13.09cm" svg:y1="6.642cm" svg:x2="13.071cm" svg:y2="10.881cm" draw:start-shape="id7" draw:start-glue-point="2" draw:end-shape="id8" draw:end-glue-point="2" svg:d="M13090 6642l-19 4239" svg:viewBox="0 0 20 4240">
          <text:p/>
        </draw:connector>
        <draw:connector draw:style-name="gr2" draw:text-style-name="P1" draw:layer="layout" draw:type="line" svg:x1="18.357cm" svg:y1="6.642cm" svg:x2="18.338cm" svg:y2="10.881cm" draw:start-shape="id7" draw:start-glue-point="0" draw:end-shape="id8" svg:d="M18357 6642l-19 4239" svg:viewBox="0 0 20 4240">
          <text:p/>
        </draw:connector>
        <draw:connector draw:style-name="gr2" draw:text-style-name="P1" draw:layer="layout" draw:type="line" svg:x1="15.724cm" svg:y1="7.139cm" svg:x2="15.705cm" svg:y2="10.385cm" draw:start-shape="id7" draw:start-glue-point="1" draw:end-shape="id8" draw:end-glue-point="3" svg:d="M15724 7139l-19 3246" svg:viewBox="0 0 20 3247">
          <text:p/>
        </draw:connector>
        <draw:custom-shape draw:style-name="gr4" draw:text-style-name="P2" xml:id="id9" draw:id="id9" draw:layer="layout" svg:width="0.992cm" svg:height="5.267cm" draw:transform="rotate (-1.5707963267949) translate (18.33cm 15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3.071cm" svg:y1="10.881cm" svg:x2="18.33cm" svg:y2="15.563cm" draw:start-shape="id8" draw:start-glue-point="2" draw:end-shape="id9" draw:end-glue-point="0" svg:d="M13071 10881l5259 4682" svg:viewBox="0 0 5260 4683">
          <text:p/>
        </draw:connector>
        <draw:connector draw:style-name="gr2" draw:text-style-name="P1" draw:layer="layout" draw:type="line" svg:x1="18.338cm" svg:y1="10.881cm" svg:x2="13.063cm" svg:y2="15.563cm" draw:start-shape="id8" draw:start-glue-point="0" draw:end-shape="id9" draw:end-glue-point="2" svg:d="M18338 10881l-5275 4682" svg:viewBox="0 0 5276 4683">
          <text:p/>
        </draw:connector>
        <draw:connector draw:style-name="gr2" draw:text-style-name="P1" draw:layer="layout" draw:type="line" svg:x1="15.705cm" svg:y1="11.377cm" svg:x2="18.33cm" svg:y2="15.563cm" draw:start-shape="id8" draw:start-glue-point="1" draw:end-shape="id9" draw:end-glue-point="0" svg:d="M15705 11377l2625 4186" svg:viewBox="0 0 2626 4187">
          <text:p/>
        </draw:connector>
        <draw:connector draw:style-name="gr2" draw:text-style-name="P1" draw:layer="layout" draw:type="line" svg:x1="15.705cm" svg:y1="11.377cm" svg:x2="13.063cm" svg:y2="15.563cm" draw:start-shape="id8" draw:start-glue-point="1" draw:end-shape="id9" draw:end-glue-point="2" svg:d="M15705 11377l-2642 4186" svg:viewBox="0 0 2643 4187">
          <text:p/>
        </draw:connector>
        <draw:connector draw:style-name="gr2" draw:text-style-name="P1" draw:layer="layout" draw:type="line" svg:x1="18.338cm" svg:y1="10.881cm" svg:x2="15.697cm" svg:y2="15.067cm" draw:start-shape="id8" draw:start-glue-point="0" draw:end-shape="id9" draw:end-glue-point="3" svg:d="M18338 10881l-2641 4186" svg:viewBox="0 0 2642 4187">
          <text:p/>
        </draw:connector>
        <draw:connector draw:style-name="gr2" draw:text-style-name="P1" draw:layer="layout" draw:type="line" svg:x1="13.071cm" svg:y1="10.881cm" svg:x2="15.697cm" svg:y2="15.067cm" draw:start-shape="id8" draw:start-glue-point="2" draw:end-shape="id9" draw:end-glue-point="3" svg:d="M13071 10881l2626 4186" svg:viewBox="0 0 2627 4187">
          <text:p/>
        </draw:connector>
        <draw:connector draw:style-name="gr2" draw:text-style-name="P1" draw:layer="layout" draw:type="line" svg:x1="13.071cm" svg:y1="10.881cm" svg:x2="13.063cm" svg:y2="15.563cm" draw:start-shape="id8" draw:start-glue-point="2" draw:end-shape="id9" draw:end-glue-point="2" svg:d="M13071 10881l-8 4682" svg:viewBox="0 0 9 4683">
          <text:p/>
        </draw:connector>
        <draw:connector draw:style-name="gr2" draw:text-style-name="P1" draw:layer="layout" draw:type="line" svg:x1="18.338cm" svg:y1="10.881cm" svg:x2="18.33cm" svg:y2="15.563cm" draw:start-shape="id8" draw:start-glue-point="0" draw:end-shape="id9" svg:d="M18338 10881l-8 4682" svg:viewBox="0 0 9 4683">
          <text:p/>
        </draw:connector>
        <draw:connector draw:style-name="gr2" draw:text-style-name="P1" draw:layer="layout" draw:type="line" svg:x1="15.705cm" svg:y1="11.377cm" svg:x2="15.697cm" svg:y2="15.067cm" draw:start-shape="id8" draw:start-glue-point="1" draw:end-shape="id9" draw:end-glue-point="3" svg:d="M15705 11377l-8 3690" svg:viewBox="0 0 9 3691">
          <text:p/>
        </draw:connector>
        <draw:frame draw:style-name="gr5" draw:text-style-name="P4" draw:layer="layout" svg:width="4.064cm" svg:height="0.979cm" svg:x="13.779cm" svg:y="3.498cm">
          <draw:text-box>
            <text:p text:style-name="P3"><text:span text:style-name="T1">S</text:span><text:span text:style-name="T1">t</text:span><text:span text:style-name="T1">a</text:span><text:span text:style-name="T1">t</text:span><text:span text:style-name="T1">e</text:span><text:span text:style-name="T1">, </text:span><text:span text:style-name="T3">a</text:span><text:span text:style-name="T3">c</text:span><text:span text:style-name="T3">ti</text:span><text:span text:style-name="T3">o</text:span><text:span text:style-name="T3">n</text:span><text:span text:style-name="T1"> </text:span></text:p>
          </draw:text-box>
        </draw:frame>
        <draw:frame draw:style-name="gr5" draw:text-style-name="P4" draw:layer="layout" svg:width="4.064cm" svg:height="0.979cm" svg:x="14.103cm" svg:y="6.138cm">
          <draw:text-box>
            <text:p text:style-name="P3"><text:span text:style-name="T2">Hidden </text:span><text:span text:style-name="T2">layers</text:span><text:span text:style-name="T1"> </text:span></text:p>
          </draw:text-box>
        </draw:frame>
        <draw:frame draw:style-name="gr5" draw:text-style-name="P4" draw:layer="layout" svg:width="4.064cm" svg:height="0.979cm" svg:x="14.103cm" svg:y="10.396cm">
          <draw:text-box>
            <text:p text:style-name="P3"><text:span text:style-name="T2">Hidden </text:span><text:span text:style-name="T2">layers</text:span><text:span text:style-name="T1"> </text:span></text:p>
          </draw:text-box>
        </draw:frame>
        <draw:frame draw:style-name="gr5" draw:text-style-name="P8" draw:layer="layout" svg:width="4.064cm" svg:height="0.979cm" svg:x="14.67cm" svg:y="16.099cm">
          <draw:text-box>
            <text:p text:style-name="P7"><text:span text:style-name="T4">Reward</text:span></text:p>
          </draw:text-box>
        </draw:frame>
        <draw:custom-shape draw:style-name="gr3" draw:text-style-name="P2" xml:id="id10" draw:id="id10" draw:layer="layout" svg:width="0.994cm" svg:height="5.267cm" draw:transform="rotate (-1.5707963267949) translate (18.365cm 6.1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0.992cm" svg:height="5.267cm" draw:transform="rotate (-1.5707963267949) translate (18.346cm 10.3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8.365cm" svg:y1="6.642cm" svg:x2="15.713cm" svg:y2="10.385cm" draw:start-shape="id10" draw:start-glue-point="0" draw:end-shape="id11" draw:end-glue-point="3" svg:d="M18365 6642l-2652 3743" svg:viewBox="0 0 2653 3744">
          <text:p/>
        </draw:connector>
        <draw:connector draw:style-name="gr2" draw:text-style-name="P1" draw:layer="layout" draw:type="line" svg:x1="13.098cm" svg:y1="6.642cm" svg:x2="13.079cm" svg:y2="10.881cm" draw:start-shape="id10" draw:start-glue-point="2" draw:end-shape="id11" draw:end-glue-point="2" svg:d="M13098 6642l-19 4239" svg:viewBox="0 0 20 4240">
          <text:p/>
        </draw:connector>
        <draw:connector draw:style-name="gr2" draw:text-style-name="P1" draw:layer="layout" draw:type="line" svg:x1="18.365cm" svg:y1="6.642cm" svg:x2="18.346cm" svg:y2="10.881cm" draw:start-shape="id10" draw:start-glue-point="0" draw:end-shape="id11" svg:d="M18365 6642l-19 4239" svg:viewBox="0 0 20 4240">
          <text:p/>
        </draw:connector>
        <draw:custom-shape draw:style-name="gr4" draw:text-style-name="P2" xml:id="id12" draw:id="id12" draw:layer="layout" svg:width="0.992cm" svg:height="5.267cm" draw:transform="rotate (-1.5707963267949) translate (18.338cm 15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5.713cm" svg:y1="11.377cm" svg:x2="18.338cm" svg:y2="15.563cm" draw:start-shape="id11" draw:start-glue-point="1" draw:end-shape="id12" draw:end-glue-point="0" svg:d="M15713 11377l2625 4186" svg:viewBox="0 0 2626 4187">
          <text:p/>
        </draw:connector>
        <draw:connector draw:style-name="gr2" draw:text-style-name="P1" draw:layer="layout" draw:type="line" svg:x1="18.346cm" svg:y1="10.881cm" svg:x2="18.338cm" svg:y2="15.563cm" draw:start-shape="id11" draw:start-glue-point="0" draw:end-shape="id12" svg:d="M18346 10881l-8 4682" svg:viewBox="0 0 9 4683">
          <text:p/>
        </draw:connector>
        <draw:connector draw:style-name="gr7" draw:text-style-name="P9" xml:id="id13" draw:id="id13" draw:layer="layout" draw:line-skew="8.516cm" svg:x1="5.143cm" svg:y1="17.034cm" svg:x2="8.656cm" svg:y2="1.461cm" svg:d="M5143 17034v730h3513v-16303" svg:viewBox="0 0 3514 16304">
          <text:p/>
        </draw:connector>
        <draw:connector draw:style-name="gr8" draw:text-style-name="P1" draw:layer="layout" svg:x1="8.656cm" svg:y1="1.461cm" svg:x2="15.723cm" svg:y2="3.217cm" draw:start-shape="id13" draw:start-glue-point="3" svg:d="M8656 1461h3784v1756h3283" svg:viewBox="0 0 7068 1757">
          <text:p/>
        </draw:connector>
        <draw:frame draw:style-name="gr9" draw:text-style-name="P10" draw:layer="layout" svg:width="7.577cm" svg:height="1.115cm" svg:x="10.906cm" svg:y="19.443cm">
          <draw:text-box>
            <text:p><text:span text:style-name="T5">S</text:span><text:span text:style-name="T5">t</text:span><text:span text:style-name="T5">a</text:span><text:span text:style-name="T5">t</text:span><text:span text:style-name="T5">e</text:span><text:span text:style-name="T5">, </text:span><text:span text:style-name="T6">a</text:span><text:span text:style-name="T6">c</text:span><text:span text:style-name="T6">ti</text:span><text:span text:style-name="T6">o</text:span><text:span text:style-name="T6">n</text:span><text:span text:style-name="T6">, </text:span><text:span text:style-name="T7">r</text:span><text:span text:style-name="T8">e</text:span><text:span text:style-name="T8">w</text:span><text:span text:style-name="T8">a</text:span><text:span text:style-name="T8">r</text:span><text:span text:style-name="T8">d</text:span><text:span text:style-name="T1"> </text:span></text:p>
          </draw:text-box>
        </draw:frame>
        <draw:custom-shape draw:style-name="gr10" draw:text-style-name="P12" xml:id="id14" draw:id="id14" draw:layer="layout" svg:width="5.207cm" svg:height="3.81cm" svg:x="1.254cm" svg:y="21.32cm">
          <text:p text:style-name="P11"><text:span text:style-name="T9">E</text:span><text:span text:style-name="T9">n</text:span><text:span text:style-name="T9">vi</text:span><text:span text:style-name="T9">r</text:span><text:span text:style-name="T9">o</text:span><text:span text:style-name="T9">n</text:span><text:span text:style-name="T9">n</text:span><text:span text:style-name="T9">e</text:span><text:span text:style-name="T9">m</text:span><text:span text:style-name="T9">e</text:span><text:span text:style-name="T9">n</text:span><text:span text:style-name="T9">t </text:span></text:p>
          <text:p text:style-name="P11"><text:span text:style-name="T9">(e</text:span><text:span text:style-name="T9">q</text:span><text:span text:style-name="T9">u</text:span><text:span text:style-name="T9">at</text:span><text:span text:style-name="T9">io</text:span><text:span text:style-name="T9">n </text:span><text:span text:style-name="T9">to </text:span><text:span text:style-name="T9">c</text:span><text:span text:style-name="T9">h</text:span><text:span text:style-name="T9">ec</text:span><text:span text:style-name="T9">k</text:span><text:span text:style-name="T9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2.286cm" svg:height="1.979cm" svg:x="7.604cm" svg:y="23.606cm">
          <draw:text-box>
            <text:p text:style-name="P13"><text:span text:style-name="T10">New </text:span><text:span text:style-name="T10">State</text:span></text:p>
          </draw:text-box>
        </draw:frame>
        <draw:connector draw:style-name="gr12" draw:text-style-name="P1" draw:layer="layout" svg:x1="5.143cm" svg:y1="17.034cm" svg:x2="3.858cm" svg:y2="21.32cm" draw:end-shape="id14" draw:end-glue-point="4" svg:d="M5143 17034v1893h-1285v2393" svg:viewBox="0 0 1286 4287">
          <text:p/>
        </draw:connector>
        <draw:line draw:style-name="gr12" draw:text-style-name="P1" draw:layer="layout" svg:x1="15.859cm" svg:y1="17.129cm" svg:x2="14.716cm" svg:y2="19.415cm">
          <text:p/>
        </draw:line>
        <draw:frame draw:style-name="gr13" draw:text-style-name="P15" xml:id="id15" draw:id="id15" draw:layer="layout" svg:width="6.731cm" svg:height="2.159cm" svg:x="11.122cm" svg:y="24.522cm">
          <draw:text-box>
            <text:p><text:span text:style-name="T5">S</text:span><text:span text:style-name="T5">t</text:span><text:span text:style-name="T5">a</text:span><text:span text:style-name="T5">t</text:span><text:span text:style-name="T5">e</text:span><text:span text:style-name="T5">, </text:span><text:span text:style-name="T6">a</text:span><text:span text:style-name="T6">c</text:span><text:span text:style-name="T6">ti</text:span><text:span text:style-name="T6">o</text:span><text:span text:style-name="T6">n</text:span><text:span text:style-name="T6">, </text:span><text:span text:style-name="T7">r</text:span><text:span text:style-name="T7">e</text:span><text:span text:style-name="T7">w</text:span><text:span text:style-name="T7">a</text:span><text:span text:style-name="T7">r</text:span><text:span text:style-name="T7">d</text:span><text:span text:style-name="T7">, </text:span><text:span text:style-name="T10">N</text:span><text:span text:style-name="T10">e</text:span><text:span text:style-name="T10">w</text:span><text:span text:style-name="T10"> </text:span><text:span text:style-name="T10">S</text:span><text:span text:style-name="T10">t</text:span><text:span text:style-name="T10">a</text:span><text:span text:style-name="T10">t</text:span><text:span text:style-name="T10">e</text:span><text:span text:style-name="T1"> </text:span></text:p>
          </draw:text-box>
        </draw:frame>
        <draw:line draw:style-name="gr12" draw:text-style-name="P1" draw:layer="layout" svg:x1="14.557cm" svg:y1="20.609cm" svg:x2="14.557cm" svg:y2="24.496cm">
          <text:p/>
        </draw:line>
        <draw:connector draw:style-name="gr12" draw:text-style-name="P1" draw:layer="layout" draw:line-skew="-1.061cm" svg:x1="6.461cm" svg:y1="23.225cm" svg:x2="11.122cm" svg:y2="25.601cm" draw:start-shape="id14" draw:start-glue-point="10" draw:end-shape="id15" draw:end-glue-point="3" svg:d="M6461 23225h1270v2376h3391" svg:viewBox="0 0 4662 2377">
          <text:p/>
        </draw:connector>
        <draw:connector draw:style-name="gr14" draw:text-style-name="P1" draw:layer="layout" svg:x1="14.487cm" svg:y1="26.681cm" svg:x2="10.741cm" svg:y2="28.041cm" draw:start-shape="id15" draw:start-glue-point="2" draw:end-shape="id16" draw:end-glue-point="0" svg:d="M14487 26681v681h-3746v679" svg:viewBox="0 0 3747 1361">
          <text:p text:style-name="P9"/>
        </draw:connector>
        <draw:frame draw:style-name="gr15" draw:text-style-name="P15" xml:id="id16" draw:id="id16" draw:layer="layout" svg:width="5.588cm" svg:height="2.042cm" svg:x="7.947cm" svg:y="28.041cm">
          <draw:text-box>
            <text:p><text:tab/>To the top</text:p>
          </draw:text-box>
        </draw:frame>
        <draw:frame draw:style-name="gr16" draw:text-style-name="P17" draw:layer="layout" svg:width="4.953cm" svg:height="1.397cm" svg:x="4.127cm" svg:y="1.754cm">
          <draw:text-box>
            <text:p text:style-name="P16"><text:span text:style-name="T11">A</text:span><text:span text:style-name="T11">c</text:span><text:span text:style-name="T11">t</text:span><text:span text:style-name="T11">o</text:span><text:span text:style-name="T11">r</text:span></text:p>
          </draw:text-box>
        </draw:frame>
        <draw:frame draw:style-name="gr16" draw:text-style-name="P19" draw:layer="layout" svg:width="4.953cm" svg:height="1.397cm" svg:x="14.628cm" svg:y="1.755cm">
          <draw:text-box>
            <text:p text:style-name="P18"><text:span text:style-name="T12">C</text:span><text:span text:style-name="T12">ri</text:span><text:span text:style-name="T12">ti</text:span><text:span text:style-name="T1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 Narrow1" svg:font-family="'Liberation Sans Narrow'" style:font-adornments="Bold Italic" style:font-family-generic="swiss" style:font-pitch="variable"/>
    <style:font-face style:name="Liberation Sans Narrow" svg:font-family="'Liberation Sans Narrow'" style:font-adornments="Italic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5:29:57.469187870</meta:creation-date>
    <dc:date>2018-10-09T17:13:01.048259248</dc:date>
    <meta:editing-duration>PT20M14S</meta:editing-duration>
    <meta:editing-cycles>3</meta:editing-cycles>
    <meta:generator>LibreOffice/6.0.3.2$Linux_X86_64 LibreOffice_project/00m0$Build-2</meta:generator>
    <meta:document-statistic meta:object-count="83"/>
  </office:meta>
</office:document-meta>
</file>